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89c765" draw:textarea-horizontal-align="justify" draw:textarea-vertical-align="middle" draw:auto-grow-height="false" fo:min-height="1.188cm" fo:min-width="0.847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3465a4" draw:fill="solid" draw:fill-color="#fff685" draw:textarea-horizontal-align="justify" draw:textarea-vertical-align="middle" draw:auto-grow-height="false" fo:min-height="1.188cm" fo:min-width="0.847cm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0.84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39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fo:min-height="0.948cm"/>
    </style:style>
    <style:style style:name="gr9" style:family="graphic" style:parent-style-name="standard">
      <style:graphic-properties draw:stroke="none" svg:stroke-color="#000000" draw:fill="none" draw:fill-color="#ffffff" fo:min-height="1.005cm"/>
    </style:style>
    <style:style style:name="gr10" style:family="graphic" style:parent-style-name="standard">
      <style:graphic-properties draw:stroke="dash" draw:stroke-dash="Ultrafine_20_Dashed" svg:stroke-width="0.152cm" svg:stroke-color="#ef413d" draw:marker-start-width="0.659cm" draw:marker-end-width="0.659cm" draw:fill="none" draw:textarea-horizontal-align="justify" draw:textarea-vertical-align="middle" draw:auto-grow-height="false" fo:min-height="8.109cm" fo:min-width="3.033cm" fo:padding-top="0.2cm" fo:padding-bottom="0.2cm" fo:padding-left="0.325cm" fo:padding-right="0.325cm"/>
    </style:style>
    <style:style style:name="gr11" style:family="graphic" style:parent-style-name="standard">
      <style:graphic-properties draw:stroke="dash" draw:stroke-dash="Ultrafine_20_Dashed" svg:stroke-width="0.152cm" svg:stroke-color="#009353" draw:marker-start-width="0.659cm" draw:marker-end-width="0.659cm" draw:fill="none" draw:textarea-horizontal-align="justify" draw:textarea-vertical-align="middle" draw:auto-grow-height="false" fo:min-height="8.109cm" fo:min-width="3.287cm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="solid" draw:fill-color="#89c765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font-size="24pt" style:font-size-asian="18pt" style:font-size-complex="18pt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9" draw:id="id9" draw:layer="layout" svg:width="1.905cm" svg:height="2.032cm" svg:x="7.47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5.78cm" svg:height="1.27cm" svg:x="1cm" svg:y="1.8cm">
          <draw:text-box>
            <text:p text:style-name="P2"><text:span text:style-name="T1">Auto-Encoder Schema With Bottleneck</text:span></text:p>
          </draw:text-box>
        </draw:frame>
        <draw:custom-shape draw:style-name="gr3" draw:text-style-name="P4" xml:id="id1" draw:id="id1" draw:layer="layout" svg:width="1.905cm" svg:height="2.032cm" svg:x="1.216cm" svg:y="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05cm" svg:height="2.032cm" svg:x="4.502cm" svg:y="4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3" draw:id="id13" draw:layer="layout" svg:width="1.905cm" svg:height="2.032cm" svg:x="14.151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905cm" svg:height="2.032cm" svg:x="1.216cm" svg:y="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905cm" svg:height="2.032cm" svg:x="1.216cm" svg:y="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905cm" svg:height="2.032cm" svg:x="1.216cm" svg:y="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905cm" svg:height="2.032cm" svg:x="1.216cm" svg:y="11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905cm" svg:height="2.032cm" svg:x="4.503cm" svg:y="7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905cm" svg:height="2.032cm" svg:x="4.503cm" svg:y="10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905cm" svg:height="2.032cm" svg:x="10.402cm" svg:y="4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905cm" svg:height="2.032cm" svg:x="10.403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905cm" svg:height="2.032cm" svg:x="10.403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4" draw:id="id14" draw:layer="layout" svg:width="1.905cm" svg:height="2.032cm" svg:x="14.151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5" draw:id="id15" draw:layer="layout" svg:width="1.905cm" svg:height="2.032cm" svg:x="14.151cm" svg:y="7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6" draw:id="id16" draw:layer="layout" svg:width="1.905cm" svg:height="2.032cm" svg:x="14.151cm" svg:y="9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7" draw:id="id17" draw:layer="layout" svg:width="1.905cm" svg:height="2.032cm" svg:x="14.151cm" svg:y="11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121cm" svg:y1="4.023cm" svg:x2="4.502cm" svg:y2="5.153cm" draw:start-shape="id1" draw:start-glue-point="10" draw:end-shape="id2" draw:end-glue-point="6" svg:d="M3121 4023l1381 1130" svg:viewBox="0 0 1382 1131">
          <text:p/>
        </draw:connector>
        <draw:connector draw:style-name="gr5" draw:text-style-name="P6" draw:layer="layout" draw:type="line" svg:x1="3.121cm" svg:y1="4.023cm" svg:x2="4.503cm" svg:y2="8.254cm" draw:start-shape="id1" draw:start-glue-point="10" draw:end-shape="id3" draw:end-glue-point="6" svg:d="M3121 4023l1382 4231" svg:viewBox="0 0 1383 4232">
          <text:p/>
        </draw:connector>
        <draw:connector draw:style-name="gr5" draw:text-style-name="P6" draw:layer="layout" draw:type="line" svg:x1="3.121cm" svg:y1="4.023cm" svg:x2="4.503cm" svg:y2="11.154cm" draw:start-shape="id1" draw:start-glue-point="10" draw:end-shape="id4" draw:end-glue-point="6" svg:d="M3121 4023l1382 7131" svg:viewBox="0 0 1383 7132">
          <text:p/>
        </draw:connector>
        <draw:connector draw:style-name="gr5" draw:text-style-name="P6" draw:layer="layout" draw:type="line" svg:x1="3.121cm" svg:y1="6.124cm" svg:x2="4.502cm" svg:y2="5.153cm" draw:start-shape="id5" draw:start-glue-point="10" draw:end-shape="id2" draw:end-glue-point="6" svg:d="M3121 6124l1381-971" svg:viewBox="0 0 1382 972">
          <text:p/>
        </draw:connector>
        <draw:connector draw:style-name="gr5" draw:text-style-name="P6" draw:layer="layout" draw:type="line" svg:x1="3.121cm" svg:y1="6.124cm" svg:x2="4.503cm" svg:y2="8.254cm" draw:start-shape="id5" draw:start-glue-point="10" draw:end-shape="id3" draw:end-glue-point="6" svg:d="M3121 6124l1382 2130" svg:viewBox="0 0 1383 2131">
          <text:p/>
        </draw:connector>
        <draw:connector draw:style-name="gr5" draw:text-style-name="P6" draw:layer="layout" draw:type="line" svg:x1="3.121cm" svg:y1="6.124cm" svg:x2="4.503cm" svg:y2="11.154cm" draw:start-shape="id5" draw:start-glue-point="10" draw:end-shape="id4" draw:end-glue-point="6" svg:d="M3121 6124l1382 5030" svg:viewBox="0 0 1383 5031">
          <text:p/>
        </draw:connector>
        <draw:connector draw:style-name="gr5" draw:text-style-name="P6" draw:layer="layout" draw:type="line" svg:x1="3.121cm" svg:y1="8.224cm" svg:x2="4.502cm" svg:y2="5.153cm" draw:start-shape="id6" draw:start-glue-point="10" draw:end-shape="id2" draw:end-glue-point="6" svg:d="M3121 8224l1381-3071" svg:viewBox="0 0 1382 3072">
          <text:p/>
        </draw:connector>
        <draw:connector draw:style-name="gr5" draw:text-style-name="P6" draw:layer="layout" draw:type="line" svg:x1="3.121cm" svg:y1="8.224cm" svg:x2="4.503cm" svg:y2="8.254cm" draw:start-shape="id6" draw:start-glue-point="10" draw:end-shape="id3" draw:end-glue-point="6" svg:d="M3121 8224l1382 30" svg:viewBox="0 0 1383 31">
          <text:p/>
        </draw:connector>
        <draw:connector draw:style-name="gr5" draw:text-style-name="P6" draw:layer="layout" draw:type="line" svg:x1="3.121cm" svg:y1="8.224cm" svg:x2="4.503cm" svg:y2="11.154cm" draw:start-shape="id6" draw:start-glue-point="10" draw:end-shape="id4" draw:end-glue-point="6" svg:d="M3121 8224l1382 2930" svg:viewBox="0 0 1383 2931">
          <text:p/>
        </draw:connector>
        <draw:connector draw:style-name="gr5" draw:text-style-name="P6" draw:layer="layout" draw:type="line" svg:x1="3.121cm" svg:y1="10.324cm" svg:x2="4.502cm" svg:y2="5.153cm" draw:start-shape="id7" draw:start-glue-point="10" draw:end-shape="id2" draw:end-glue-point="6" svg:d="M3121 10324l1381-5171" svg:viewBox="0 0 1382 5172">
          <text:p/>
        </draw:connector>
        <draw:connector draw:style-name="gr5" draw:text-style-name="P6" draw:layer="layout" draw:type="line" svg:x1="3.121cm" svg:y1="10.324cm" svg:x2="4.503cm" svg:y2="8.254cm" draw:start-shape="id7" draw:start-glue-point="10" draw:end-shape="id3" draw:end-glue-point="6" svg:d="M3121 10324l1382-2070" svg:viewBox="0 0 1383 2071">
          <text:p/>
        </draw:connector>
        <draw:connector draw:style-name="gr5" draw:text-style-name="P6" draw:layer="layout" draw:type="line" svg:x1="3.121cm" svg:y1="10.324cm" svg:x2="4.503cm" svg:y2="11.154cm" draw:start-shape="id7" draw:start-glue-point="10" draw:end-shape="id4" svg:d="M3121 10324l1382 830" svg:viewBox="0 0 1383 831">
          <text:p/>
        </draw:connector>
        <draw:connector draw:style-name="gr5" draw:text-style-name="P6" draw:layer="layout" draw:type="line" svg:x1="3.121cm" svg:y1="12.424cm" svg:x2="4.502cm" svg:y2="5.153cm" draw:start-shape="id8" draw:start-glue-point="10" draw:end-shape="id2" draw:end-glue-point="6" svg:d="M3121 12424l1381-7271" svg:viewBox="0 0 1382 7272">
          <text:p/>
        </draw:connector>
        <draw:connector draw:style-name="gr5" draw:text-style-name="P6" draw:layer="layout" draw:type="line" svg:x1="3.121cm" svg:y1="12.424cm" svg:x2="4.503cm" svg:y2="8.254cm" draw:start-shape="id8" draw:start-glue-point="10" draw:end-shape="id3" draw:end-glue-point="6" svg:d="M3121 12424l1382-4170" svg:viewBox="0 0 1383 4171">
          <text:p/>
        </draw:connector>
        <draw:connector draw:style-name="gr5" draw:text-style-name="P6" draw:layer="layout" draw:type="line" svg:x1="3.121cm" svg:y1="12.424cm" svg:x2="4.503cm" svg:y2="11.154cm" draw:start-shape="id8" draw:start-glue-point="10" draw:end-shape="id4" draw:end-glue-point="6" svg:d="M3121 12424l1382-1270" svg:viewBox="0 0 1383 1271">
          <text:p/>
        </draw:connector>
        <draw:connector draw:style-name="gr5" draw:text-style-name="P6" draw:layer="layout" draw:type="line" svg:x1="6.407cm" svg:y1="5.153cm" svg:x2="7.477cm" svg:y2="8.239cm" draw:start-shape="id2" draw:start-glue-point="10" draw:end-shape="id9" draw:end-glue-point="6" svg:d="M6407 5153l1070 3086" svg:viewBox="0 0 1071 3087">
          <text:p/>
        </draw:connector>
        <draw:connector draw:style-name="gr5" draw:text-style-name="P6" draw:layer="layout" draw:type="line" svg:x1="6.408cm" svg:y1="8.254cm" svg:x2="7.477cm" svg:y2="8.239cm" draw:start-shape="id3" draw:start-glue-point="10" draw:end-shape="id9" draw:end-glue-point="6" svg:d="M6408 8254l1069-15" svg:viewBox="0 0 1070 16">
          <text:p/>
        </draw:connector>
        <draw:connector draw:style-name="gr5" draw:text-style-name="P6" draw:layer="layout" draw:type="line" svg:x1="6.408cm" svg:y1="11.154cm" svg:x2="7.477cm" svg:y2="8.239cm" draw:start-shape="id4" draw:start-glue-point="10" draw:end-shape="id9" draw:end-glue-point="6" svg:d="M6408 11154l1069-2915" svg:viewBox="0 0 1070 2916">
          <text:p/>
        </draw:connector>
        <draw:connector draw:style-name="gr5" draw:text-style-name="P6" draw:layer="layout" draw:type="line" svg:x1="9.382cm" svg:y1="8.239cm" svg:x2="10.402cm" svg:y2="5.154cm" draw:start-shape="id9" draw:start-glue-point="10" draw:end-shape="id10" draw:end-glue-point="6" svg:d="M9382 8239l1020-3085" svg:viewBox="0 0 1021 3086">
          <text:p/>
        </draw:connector>
        <draw:connector draw:style-name="gr5" draw:text-style-name="P6" draw:layer="layout" draw:type="line" svg:x1="9.382cm" svg:y1="8.239cm" svg:x2="10.403cm" svg:y2="8.255cm" draw:start-shape="id9" draw:start-glue-point="10" draw:end-shape="id11" draw:end-glue-point="6" svg:d="M9382 8239l1021 16" svg:viewBox="0 0 1022 17">
          <text:p/>
        </draw:connector>
        <draw:connector draw:style-name="gr5" draw:text-style-name="P6" draw:layer="layout" draw:type="line" svg:x1="9.382cm" svg:y1="8.239cm" svg:x2="10.403cm" svg:y2="11.155cm" draw:start-shape="id9" draw:start-glue-point="10" draw:end-shape="id12" draw:end-glue-point="6" svg:d="M9382 8239l1021 2916" svg:viewBox="0 0 1022 2917">
          <text:p/>
        </draw:connector>
        <draw:connector draw:style-name="gr5" draw:text-style-name="P6" draw:layer="layout" draw:type="line" svg:x1="12.307cm" svg:y1="5.154cm" svg:x2="14.151cm" svg:y2="4.048cm" draw:start-shape="id10" draw:start-glue-point="10" draw:end-shape="id13" draw:end-glue-point="6" svg:d="M12307 5154l1844-1106" svg:viewBox="0 0 1845 1107">
          <text:p/>
        </draw:connector>
        <draw:connector draw:style-name="gr5" draw:text-style-name="P6" draw:layer="layout" draw:type="line" svg:x1="12.307cm" svg:y1="5.154cm" svg:x2="14.151cm" svg:y2="6.149cm" draw:start-shape="id10" draw:start-glue-point="10" draw:end-shape="id14" draw:end-glue-point="6" svg:d="M12307 5154l1844 995" svg:viewBox="0 0 1845 996">
          <text:p/>
        </draw:connector>
        <draw:connector draw:style-name="gr5" draw:text-style-name="P6" draw:layer="layout" draw:type="line" svg:x1="12.307cm" svg:y1="5.154cm" svg:x2="14.151cm" svg:y2="8.249cm" draw:start-shape="id10" draw:start-glue-point="10" draw:end-shape="id15" draw:end-glue-point="6" svg:d="M12307 5154l1844 3095" svg:viewBox="0 0 1845 3096">
          <text:p/>
        </draw:connector>
        <draw:connector draw:style-name="gr5" draw:text-style-name="P6" draw:layer="layout" draw:type="line" svg:x1="12.307cm" svg:y1="5.154cm" svg:x2="14.151cm" svg:y2="10.349cm" draw:start-shape="id10" draw:start-glue-point="10" draw:end-shape="id16" draw:end-glue-point="6" svg:d="M12307 5154l1844 5195" svg:viewBox="0 0 1845 5196">
          <text:p/>
        </draw:connector>
        <draw:connector draw:style-name="gr5" draw:text-style-name="P6" draw:layer="layout" draw:type="line" svg:x1="12.307cm" svg:y1="5.154cm" svg:x2="14.151cm" svg:y2="12.449cm" draw:start-shape="id10" draw:start-glue-point="10" draw:end-shape="id17" draw:end-glue-point="6" svg:d="M12307 5154l1844 7295" svg:viewBox="0 0 1845 7296">
          <text:p/>
        </draw:connector>
        <draw:connector draw:style-name="gr5" draw:text-style-name="P6" draw:layer="layout" draw:type="line" svg:x1="12.308cm" svg:y1="8.255cm" svg:x2="14.151cm" svg:y2="4.048cm" draw:start-shape="id11" draw:start-glue-point="10" draw:end-shape="id13" draw:end-glue-point="6" svg:d="M12308 8255l1843-4207" svg:viewBox="0 0 1844 4208">
          <text:p/>
        </draw:connector>
        <draw:connector draw:style-name="gr5" draw:text-style-name="P6" draw:layer="layout" draw:type="line" svg:x1="12.308cm" svg:y1="8.255cm" svg:x2="14.151cm" svg:y2="6.149cm" draw:start-shape="id11" draw:start-glue-point="10" draw:end-shape="id14" draw:end-glue-point="6" svg:d="M12308 8255l1843-2106" svg:viewBox="0 0 1844 2107">
          <text:p/>
        </draw:connector>
        <draw:connector draw:style-name="gr5" draw:text-style-name="P6" draw:layer="layout" draw:type="line" svg:x1="12.308cm" svg:y1="8.255cm" svg:x2="14.151cm" svg:y2="8.249cm" draw:start-shape="id11" draw:end-shape="id15" draw:end-glue-point="6" svg:d="M12308 8255l1843-6" svg:viewBox="0 0 1844 7">
          <text:p/>
        </draw:connector>
        <draw:connector draw:style-name="gr5" draw:text-style-name="P6" draw:layer="layout" draw:type="line" svg:x1="12.308cm" svg:y1="8.255cm" svg:x2="14.151cm" svg:y2="10.349cm" draw:start-shape="id11" draw:start-glue-point="10" draw:end-shape="id16" draw:end-glue-point="6" svg:d="M12308 8255l1843 2094" svg:viewBox="0 0 1844 2095">
          <text:p/>
        </draw:connector>
        <draw:connector draw:style-name="gr5" draw:text-style-name="P6" draw:layer="layout" draw:type="line" svg:x1="12.308cm" svg:y1="8.255cm" svg:x2="14.151cm" svg:y2="12.449cm" draw:start-shape="id11" draw:start-glue-point="10" draw:end-shape="id17" draw:end-glue-point="6" svg:d="M12308 8255l1843 4194" svg:viewBox="0 0 1844 4195">
          <text:p/>
        </draw:connector>
        <draw:connector draw:style-name="gr5" draw:text-style-name="P6" draw:layer="layout" draw:type="line" svg:x1="12.308cm" svg:y1="11.155cm" svg:x2="14.151cm" svg:y2="12.449cm" draw:start-shape="id12" draw:start-glue-point="10" draw:end-shape="id17" draw:end-glue-point="6" svg:d="M12308 11155l1843 1294" svg:viewBox="0 0 1844 1295">
          <text:p/>
        </draw:connector>
        <draw:connector draw:style-name="gr5" draw:text-style-name="P6" draw:layer="layout" draw:type="line" svg:x1="12.308cm" svg:y1="11.155cm" svg:x2="14.151cm" svg:y2="10.349cm" draw:start-shape="id12" draw:start-glue-point="10" draw:end-shape="id16" draw:end-glue-point="6" svg:d="M12308 11155l1843-806" svg:viewBox="0 0 1844 807">
          <text:p/>
        </draw:connector>
        <draw:connector draw:style-name="gr5" draw:text-style-name="P6" draw:layer="layout" draw:type="line" svg:x1="12.308cm" svg:y1="11.155cm" svg:x2="14.151cm" svg:y2="8.249cm" draw:start-shape="id12" draw:start-glue-point="10" draw:end-shape="id15" draw:end-glue-point="6" svg:d="M12308 11155l1843-2906" svg:viewBox="0 0 1844 2907">
          <text:p/>
        </draw:connector>
        <draw:connector draw:style-name="gr5" draw:text-style-name="P6" draw:layer="layout" draw:type="line" svg:x1="12.308cm" svg:y1="11.155cm" svg:x2="14.151cm" svg:y2="6.149cm" draw:start-shape="id12" draw:start-glue-point="10" draw:end-shape="id14" draw:end-glue-point="6" svg:d="M12308 11155l1843-5006" svg:viewBox="0 0 1844 5007">
          <text:p/>
        </draw:connector>
        <draw:connector draw:style-name="gr5" draw:text-style-name="P6" draw:layer="layout" draw:type="line" svg:x1="12.308cm" svg:y1="11.155cm" svg:x2="14.151cm" svg:y2="4.048cm" draw:start-shape="id12" draw:start-glue-point="10" draw:end-shape="id13" draw:end-glue-point="6" svg:d="M12308 11155l1843-7107" svg:viewBox="0 0 1844 7108">
          <text:p/>
        </draw:connector>
        <draw:frame draw:style-name="gr6" draw:text-style-name="P7" draw:layer="layout" svg:width="1.243cm" svg:height="0.989cm" svg:x="1.662cm" svg:y="3.567cm">
          <draw:text-box>
            <text:p>x1</text:p>
          </draw:text-box>
        </draw:frame>
        <draw:frame draw:style-name="gr7" draw:text-style-name="P7" draw:layer="layout" svg:width="1.243cm" svg:height="1.016cm" svg:x="1.662cm" svg:y="5.667cm">
          <draw:text-box>
            <text:p>x2</text:p>
          </draw:text-box>
        </draw:frame>
        <draw:frame draw:style-name="gr7" draw:text-style-name="P7" draw:layer="layout" svg:width="1.243cm" svg:height="1.016cm" svg:x="1.662cm" svg:y="7.767cm">
          <draw:text-box>
            <text:p>x3</text:p>
          </draw:text-box>
        </draw:frame>
        <draw:frame draw:style-name="gr7" draw:text-style-name="P7" draw:layer="layout" svg:width="1.143cm" svg:height="1.016cm" svg:x="1.635cm" svg:y="9.763cm">
          <draw:text-box>
            <text:p>...</text:p>
          </draw:text-box>
        </draw:frame>
        <draw:frame draw:style-name="gr8" draw:text-style-name="P7" draw:layer="layout" svg:width="1.243cm" svg:height="1.198cm" svg:x="1.662cm" svg:y="11.867cm">
          <draw:text-box>
            <text:p>xn</text:p>
          </draw:text-box>
        </draw:frame>
        <draw:frame draw:style-name="gr7" draw:text-style-name="P7" draw:layer="layout" svg:width="1.397cm" svg:height="1.016cm" svg:x="4.91cm" svg:y="10.667cm">
          <draw:text-box>
            <text:p>hi</text:p>
          </draw:text-box>
        </draw:frame>
        <draw:frame draw:style-name="gr7" draw:text-style-name="P7" draw:layer="layout" svg:width="1.524cm" svg:height="1.016cm" svg:x="4.883cm" svg:y="7.767cm">
          <draw:text-box>
            <text:p>hi</text:p>
          </draw:text-box>
        </draw:frame>
        <draw:frame draw:style-name="gr7" draw:text-style-name="P7" draw:layer="layout" svg:width="1.372cm" svg:height="1.016cm" svg:x="4.862cm" svg:y="4.567cm">
          <draw:text-box>
            <text:p>hi</text:p>
          </draw:text-box>
        </draw:frame>
        <draw:frame draw:style-name="gr7" draw:text-style-name="P7" draw:layer="layout" svg:width="1.524cm" svg:height="1.016cm" svg:x="10.652cm" svg:y="7.767cm">
          <draw:text-box>
            <text:p>hk</text:p>
          </draw:text-box>
        </draw:frame>
        <draw:frame draw:style-name="gr7" draw:text-style-name="P7" draw:layer="layout" svg:width="1.524cm" svg:height="1.016cm" svg:x="14.535cm" svg:y="7.767cm">
          <draw:text-box>
            <text:p>y3</text:p>
          </draw:text-box>
        </draw:frame>
        <draw:frame draw:style-name="gr7" draw:text-style-name="P7" draw:layer="layout" svg:width="1.524cm" svg:height="1.016cm" svg:x="14.535cm" svg:y="5.667cm">
          <draw:text-box>
            <text:p>y2</text:p>
          </draw:text-box>
        </draw:frame>
        <draw:frame draw:style-name="gr7" draw:text-style-name="P7" draw:layer="layout" svg:width="1.397cm" svg:height="1.016cm" svg:x="14.462cm" svg:y="3.567cm">
          <draw:text-box>
            <text:p>y1</text:p>
          </draw:text-box>
        </draw:frame>
        <draw:frame draw:style-name="gr7" draw:text-style-name="P7" draw:layer="layout" svg:width="1.27cm" svg:height="1.016cm" svg:x="14.562cm" svg:y="9.867cm">
          <draw:text-box>
            <text:p>...</text:p>
          </draw:text-box>
        </draw:frame>
        <draw:frame draw:style-name="gr7" draw:text-style-name="P7" draw:layer="layout" svg:width="1.397cm" svg:height="1.016cm" svg:x="14.462cm" svg:y="11.967cm">
          <draw:text-box>
            <text:p>yn</text:p>
          </draw:text-box>
        </draw:frame>
        <draw:frame draw:style-name="gr9" draw:text-style-name="P7" draw:layer="layout" svg:width="1.397cm" svg:height="1.255cm" svg:x="10.752cm" svg:y="10.667cm">
          <draw:text-box>
            <text:p>hk</text:p>
          </draw:text-box>
        </draw:frame>
        <draw:frame draw:style-name="gr7" draw:text-style-name="P7" draw:layer="layout" svg:width="1.397cm" svg:height="1.016cm" svg:x="10.652cm" svg:y="4.567cm">
          <draw:text-box>
            <text:p>hk</text:p>
          </draw:text-box>
        </draw:frame>
        <draw:custom-shape draw:style-name="gr10" draw:text-style-name="P6" draw:layer="layout" svg:width="3.683cm" svg:height="8.509cm" svg:x="4.683cm" svg:y="3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937cm" svg:height="8.509cm" svg:x="8.366cm" svg:y="3.794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197cm" svg:height="1.016cm" svg:x="7.831cm" svg:y="7.767cm">
          <draw:text-box>
            <text:p text:style-name="P8"><text:span text:style-name="T2">hj</text:span></text:p>
          </draw:text-box>
        </draw:frame>
        <draw:frame draw:style-name="gr12" draw:text-style-name="P7" draw:layer="layout" svg:width="8.398cm" svg:height="1.143cm" svg:x="4.513cm" svg:y="12.557cm">
          <draw:text-box>
            <text:p>En-coder <text:s text:c="12"/>De-co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2:44:23.786152631</meta:creation-date>
    <dc:date>2020-02-14T14:46:55.061477903</dc:date>
    <meta:editing-duration>PT30M56S</meta:editing-duration>
    <meta:editing-cycles>4</meta:editing-cycles>
    <meta:generator>LibreOffice/6.0.7.3$Linux_X86_64 LibreOffice_project/00m0$Build-3</meta:generator>
    <meta:document-statistic meta:object-count="74"/>
  </office:meta>
</office:document-meta>
</file>